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, sans-serif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Tahoma" fo:font-size="8pt" fo:language="es" fo:country="ES" fo:font-weight="bold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Tahoma" fo:font-size="8pt" fo:language="es" fo:country="ES" fo:font-weight="bold" style:font-size-asian="9pt" style:font-size-complex="9pt"/>
    </style:style>
    <style:style style:name="P5" style:family="paragraph" style:parent-style-name="Standard">
      <style:text-properties style:font-name="Tahoma" fo:font-size="9pt" fo:language="es" fo:country="ES" fo:font-weight="bold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top="0cm" fo:margin-bottom="0cm"/>
      <style:text-properties style:font-name="Times New Roman1" fo:font-size="10pt" fo:language="es" fo:country="MX"/>
    </style:style>
    <style:style style:name="P8" style:family="paragraph" style:parent-style-name="Text_20_body">
      <style:paragraph-properties fo:text-align="justify" style:justify-single-word="false"/>
      <style:text-properties style:font-name="Times New Roman1" fo:font-size="10pt" fo:language="es" fo:country="MX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5.663cm"/>
          <style:tab-stop style:position="16.93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line-height="150%">
        <style:tab-stops>
          <style:tab-stop style:position="16.93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6.986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T1" style:family="text">
      <style:text-properties style:font-name="Tahoma" fo:font-size="8pt" fo:language="es" fo:country="ES"/>
    </style:style>
    <style:style style:name="T2" style:family="text">
      <style:text-properties style:font-name="Tahoma" fo:font-size="8pt" fo:language="es" fo:country="ES" fo:font-weight="bold"/>
    </style:style>
    <style:style style:name="T3" style:family="text">
      <style:text-properties style:font-name="Tahoma" fo:font-size="8pt" fo:language="es" fo:country="ES" fo:font-weight="bold" style:font-weight-asian="bold" style:font-weight-complex="bold"/>
    </style:style>
    <style:style style:name="T4" style:family="text">
      <style:text-properties style:font-name="Tahoma" fo:font-size="8pt" fo:language="es" fo:country="ES" fo:font-weight="normal" style:font-weight-asian="normal" style:font-weight-complex="normal"/>
    </style:style>
    <style:style style:name="T5" style:family="text">
      <style:text-properties style:font-name="Tahoma" fo:font-size="8pt" fo:language="es" fo:country="ES" style:font-size-asian="9pt" style:font-weight-asian="bold" style:font-size-complex="9pt" style:font-weight-complex="bold"/>
    </style:style>
    <style:style style:name="T6" style:family="text">
      <style:text-properties style:font-name="Tahoma" fo:language="es" fo:country="ES" fo:font-weight="bold"/>
    </style:style>
    <style:style style:name="T7" style:family="text">
      <style:text-properties style:font-size-asian="9pt" style:font-weight-asian="bold" style:font-size-complex="9pt" style:font-weight-complex="bold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" fo:language="es" fo:country="ES" fo:font-weight="normal" style:font-weight-asian="normal" style:font-weight-complex="normal"/>
    </style:style>
    <style:style style:name="T11" style:family="text">
      <style:text-properties fo:font-size="8pt" fo:language="es" fo:country="ES"/>
    </style:style>
    <style:style style:name="T12" style:family="text">
      <style:text-properties fo:font-size="8pt" fo:language="es" fo:country="ES" style:font-size-asian="9pt" style:font-weight-asian="bold" style:font-size-complex="9pt" style:font-weight-complex="bold"/>
    </style:style>
    <style:style style:name="T13" style:family="text">
      <style:text-properties fo:language="es" fo:country="ES"/>
    </style:style>
    <style:style style:name="T14" style:family="text">
      <style:text-properties fo:language="es" fo:country="ES" fo:font-weight="normal" style:font-weight-asian="normal" style:font-weight-complex="normal"/>
    </style:style>
    <style:style style:name="T15" style:family="text">
      <style:text-properties fo:language="es" fo:country="ES" fo:font-weight="bold" style:font-weight-asian="bold" style:font-weight-complex="bold"/>
    </style:style>
    <style:style style:name="T16" style:family="text">
      <style:text-properties fo:language="es" fo:country="ES" style:font-weight-asian="bold" style:font-weight-complex="bold"/>
    </style:style>
    <style:style style:name="T17" style:family="text">
      <style:text-properties style:use-window-font-color="true" style:text-line-through-style="solid" style:text-line-through-type="double" style:font-name="Verdana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use-window-font-color="true" style:text-line-through-style="solid" style:text-line-through-type="double" style:font-name="Verdana" fo:font-size="10pt" fo:language="es" fo:country="ES" fo:font-style="normal" style:text-underline-style="none" fo:background-color="transparent" style:font-size-asian="10pt" style:font-style-asian="normal" style:font-size-complex="10pt" style:font-style-complex="normal"/>
    </style:style>
    <style:style style:name="T19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fo:margin-left="0.026cm" fo:margin-right="0.016cm" style:editable="false">
        <style:columns fo:column-count="2">
          <style:column style:rel-width="30145*" fo:start-indent="0cm" fo:end-indent="0cm"/>
          <style:column style:rel-width="29952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9"/>
      </text:section>
      <text:p text:style-name="P10"/>
      <text:p text:style-name="P12"><text:span text:style-name="T19">ACTA NUMERO: </text:span><text:span text:style-name="T15">[onshow.num_acta].</text:span><text:span text:style-name="T17"><text:tab/></text:span></text:p>
      <text:p text:style-name="P13"/>
      <text:p text:style-name="P14">PROTESTO DE UN <text:span text:style-name="T13">[onshow.tipop]. MONTO [onshow.simbolmone] </text:span><text:bookmark-start text:name="__DdeLink__152_8981346321"/><text:bookmark-start text:name="__DdeLink__10_13050314501"/><text:span text:style-name="T13">[onshow.importe]</text:span><text:bookmark-end text:name="__DdeLink__152_8981346321"/><text:bookmark-end text:name="__DdeLink__10_13050314501"/><text:span text:style-name="T13"> [onshow.valletras] [onshow.desmon] SOLICITANTE: [onshow.solicitante] OBLIGADO: [onshow.obligado] DOMICILIO: [onshow.domicilio] FECHA DE PRESENTACION AL NOTARIO: [onshow.fec_ingreso] NOTIFICADO [onshow.fec_giro2] FECHA DE CONSTANCIA :[onshow.fec_giro2] DILIGENCIA: LA DILIGENCIA SE REALIZO EN LA DIRECCION INDICADA,[onshow.dili].</text:span><text:span text:style-name="T18"><text:tab/></text:span></text:p>
      <text:p text:style-name="P11"><text:span text:style-name="T14">FIRMA LA PRESENTE : EL DR. [onshow.nom_notario] <text:s/>ABOGADO-NOTARIO DE LIMA.</text:span><text:span text:style-name="T17"><text:tab/><text:tab/></text:span></text:p>
      <text:p text:style-name="P15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, sans-serif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64cm" fo:margin-bottom="2cm" fo:margin-left="1.852cm" fo:margin-right="2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aa</meta:initial-creator>
    <meta:creation-date>2015-01-21T12:15:09.55</meta:creation-date>
    <dc:date>2016-05-04T17:59:36.51</dc:date>
    <meta:editing-duration>PT4H20M52S</meta:editing-duration>
    <meta:editing-cycles>52</meta:editing-cycles>
    <meta:generator>OpenOffice/4.1.1$Win32 OpenOffice.org_project/411m6$Build-9775</meta:generator>
    <meta:document-statistic meta:table-count="0" meta:image-count="0" meta:object-count="0" meta:page-count="1" meta:paragraph-count="3" meta:word-count="49" meta:character-count="510"/>
  </office:meta>
</office:document-meta>
</file>